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da86c" officeooo:paragraph-rsid="000da86c" style:font-size-asian="14pt" style:font-weight-asian="bold" style:font-size-complex="16pt" style:font-weight-complex="bold"/>
    </style:style>
    <style:style style:name="P2" style:family="paragraph" style:parent-style-name="Standard">
      <style:text-properties officeooo:rsid="000e7c76" officeooo:paragraph-rsid="00145703"/>
    </style:style>
    <style:style style:name="P3" style:family="paragraph" style:parent-style-name="Standard">
      <style:text-properties officeooo:rsid="000e7c76" officeooo:paragraph-rsid="001ee492"/>
    </style:style>
    <style:style style:name="P4" style:family="paragraph" style:parent-style-name="Standard">
      <style:text-properties officeooo:rsid="000ff6cd" officeooo:paragraph-rsid="00145703"/>
    </style:style>
    <style:style style:name="P5" style:family="paragraph" style:parent-style-name="Standard">
      <style:text-properties officeooo:paragraph-rsid="00145703"/>
    </style:style>
    <style:style style:name="P6" style:family="paragraph" style:parent-style-name="Standard">
      <style:text-properties fo:font-size="14pt" fo:font-weight="bold" officeooo:rsid="0016b49b" officeooo:paragraph-rsid="0016b49b" style:font-size-asian="12.25pt" style:font-weight-asian="bold" style:font-size-complex="14pt" style:font-weight-complex="bold"/>
    </style:style>
    <style:style style:name="P7" style:family="paragraph" style:parent-style-name="Standard">
      <style:text-properties fo:font-weight="bold" officeooo:rsid="0016ebc9" officeooo:paragraph-rsid="0016ebc9" style:font-weight-asian="bold" style:font-weight-complex="bold"/>
    </style:style>
    <style:style style:name="P8" style:family="paragraph" style:parent-style-name="Standard">
      <style:text-properties fo:font-weight="bold" officeooo:rsid="000ff6cd" officeooo:paragraph-rsid="00145703" style:font-weight-asian="bold" style:font-weight-complex="bold"/>
    </style:style>
    <style:style style:name="P9" style:family="paragraph" style:parent-style-name="Standard">
      <style:text-properties fo:font-weight="bold" officeooo:rsid="001185a4" officeooo:paragraph-rsid="00145703" style:font-weight-asian="bold" style:font-weight-complex="bold"/>
    </style:style>
    <style:style style:name="P10" style:family="paragraph" style:parent-style-name="Standard">
      <style:text-properties fo:font-weight="bold" officeooo:rsid="00173800" officeooo:paragraph-rsid="00173800" style:font-weight-asian="bold" style:font-weight-complex="bold"/>
    </style:style>
    <style:style style:name="P11" style:family="paragraph" style:parent-style-name="Standard">
      <style:text-properties fo:font-size="12pt" fo:font-weight="bold" officeooo:rsid="000e7c76" officeooo:paragraph-rsid="00145703" style:font-size-asian="12pt" style:font-weight-asian="bold" style:font-size-complex="12pt" style:font-weight-complex="bold"/>
    </style:style>
    <style:style style:name="P12" style:family="paragraph" style:parent-style-name="Standard">
      <style:text-properties officeooo:rsid="0019e63a" officeooo:paragraph-rsid="0019e63a"/>
    </style:style>
    <style:style style:name="P13" style:family="paragraph" style:parent-style-name="Standard">
      <style:text-properties officeooo:rsid="0019e63a" officeooo:paragraph-rsid="00145703"/>
    </style:style>
    <style:style style:name="P14" style:family="paragraph" style:parent-style-name="Standard">
      <style:text-properties officeooo:rsid="001be2d4" officeooo:paragraph-rsid="001be2d4"/>
    </style:style>
    <style:style style:name="P15" style:family="paragraph" style:parent-style-name="Standard">
      <style:text-properties officeooo:rsid="001dae14" officeooo:paragraph-rsid="002c1781"/>
    </style:style>
    <style:style style:name="P16" style:family="paragraph" style:parent-style-name="Standard">
      <style:text-properties officeooo:rsid="001dedbf" officeooo:paragraph-rsid="001dedbf"/>
    </style:style>
    <style:style style:name="P17" style:family="paragraph" style:parent-style-name="Standard">
      <style:text-properties officeooo:rsid="001efec9" officeooo:paragraph-rsid="001efec9"/>
    </style:style>
    <style:style style:name="P18" style:family="paragraph" style:parent-style-name="Standard">
      <style:text-properties officeooo:rsid="00209221" officeooo:paragraph-rsid="00209221"/>
    </style:style>
    <style:style style:name="P19" style:family="paragraph" style:parent-style-name="Standard">
      <style:text-properties officeooo:rsid="00209221" officeooo:paragraph-rsid="00145703"/>
    </style:style>
    <style:style style:name="P20" style:family="paragraph" style:parent-style-name="Standard">
      <style:text-properties officeooo:rsid="00209221" officeooo:paragraph-rsid="0030fe69"/>
    </style:style>
    <style:style style:name="P21" style:family="paragraph" style:parent-style-name="Standard">
      <style:text-properties officeooo:rsid="0021cb39" officeooo:paragraph-rsid="0021cb39"/>
    </style:style>
    <style:style style:name="P22" style:family="paragraph" style:parent-style-name="Standard">
      <style:text-properties officeooo:rsid="002d507d" officeooo:paragraph-rsid="002d507d"/>
    </style:style>
    <style:style style:name="P23" style:family="paragraph" style:parent-style-name="Standard">
      <style:text-properties officeooo:rsid="0024e84d" officeooo:paragraph-rsid="00145703"/>
    </style:style>
    <style:style style:name="P24" style:family="paragraph" style:parent-style-name="Standard">
      <style:paragraph-properties fo:break-before="page"/>
      <style:text-properties officeooo:rsid="000e7c76" officeooo:paragraph-rsid="00145703"/>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2686a"/>
    </style:style>
    <style:style style:name="T2" style:family="text">
      <style:text-properties officeooo:rsid="0016ebc9"/>
    </style:style>
    <style:style style:name="T3" style:family="text">
      <style:text-properties officeooo:rsid="000e7c76"/>
    </style:style>
    <style:style style:name="T4" style:family="text">
      <style:text-properties officeooo:rsid="001be2d4"/>
    </style:style>
    <style:style style:name="T5" style:family="text">
      <style:text-properties officeooo:rsid="001dedbf"/>
    </style:style>
    <style:style style:name="T6" style:family="text">
      <style:text-properties officeooo:rsid="001ee492"/>
    </style:style>
    <style:style style:name="T7" style:family="text">
      <style:text-properties officeooo:rsid="001efec9"/>
    </style:style>
    <style:style style:name="T8" style:family="text">
      <style:text-properties officeooo:rsid="00209221"/>
    </style:style>
    <style:style style:name="T9" style:family="text">
      <style:text-properties officeooo:rsid="0021cb39"/>
    </style:style>
    <style:style style:name="T10" style:family="text">
      <style:text-properties officeooo:rsid="0026bd0e"/>
    </style:style>
    <style:style style:name="T11" style:family="text">
      <style:text-properties officeooo:rsid="002879b2"/>
    </style:style>
    <style:style style:name="T12" style:family="text">
      <style:text-properties officeooo:rsid="002a1298"/>
    </style:style>
    <style:style style:name="T13" style:family="text">
      <style:text-properties officeooo:rsid="002ac3e6"/>
    </style:style>
    <style:style style:name="T14" style:family="text">
      <style:text-properties officeooo:rsid="002c1781"/>
    </style:style>
    <style:style style:name="T15" style:family="text">
      <style:text-properties officeooo:rsid="002e564a"/>
    </style:style>
    <style:style style:name="T16" style:family="text">
      <style:text-properties officeooo:rsid="002fbc27"/>
    </style:style>
    <style:style style:name="T17" style:family="text">
      <style:text-properties officeooo:rsid="0030fe69"/>
    </style:style>
    <style:style style:name="T18" style:family="text">
      <style:text-properties officeooo:rsid="0031b77a"/>
    </style:style>
    <style:style style:name="T19" style:family="text">
      <style:text-properties officeooo:rsid="003379e5"/>
    </style:style>
    <style:style style:name="T20" style:family="text">
      <style:text-properties officeooo:rsid="00369bc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tion Notes</text:p>
      <text:p text:style-name="Standard"/>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4490_2008214805" text:style-name="Index_20_Link" text:visited-style-name="Index_20_Link">Stage 1: Getting Started<text:tab/>1</text:a></text:p>
          <text:p text:style-name="P27"><text:a xlink:type="simple" xlink:href="#__RefHeading__4700_2008214805" text:style-name="Index_20_Link" text:visited-style-name="Index_20_Link">Responsibility<text:tab/>1</text:a></text:p>
          <text:p text:style-name="P27"><text:a xlink:type="simple" xlink:href="#__RefHeading__4702_2008214805" text:style-name="Index_20_Link" text:visited-style-name="Index_20_Link">Data setup<text:tab/>1</text:a></text:p>
          <text:p text:style-name="P26">Training<text:tab/>2</text:p>
          <text:p text:style-name="P25">Stage 2: Looking Ahead<text:tab/>3</text:p>
          <text:p text:style-name="P26">Interface to payroll system<text:tab/>3</text:p>
          <text:p text:style-name="P26">Creating other projects<text:tab/>3</text:p>
          <text:p text:style-name="P26">Give some function to TAM?<text:tab/>3</text:p>
          <text:p text:style-name="P26">Tech support<text:tab/>3</text:p>
          <text:p text:style-name="P26">Add other organizations<text:tab/>3</text:p>
          <text:p text:style-name="P26">Enhancements<text:tab/>3</text:p>
        </text:index-body>
      </text:table-of-content>
      <text:p text:style-name="Standard"/>
      <text:p text:style-name="Standard"/>
      <text:h text:style-name="Heading_20_2" text:outline-level="2"><text:bookmark-start text:name="__RefHeading__4490_2008214805"/>S<text:span text:style-name="T18">tage</text:span> 1: Getting Started<text:bookmark-end text:name="__RefHeading__4490_2008214805"/></text:h>
      <text:p text:style-name="P2"/>
      <text:h text:style-name="Heading_20_3" text:outline-level="3"><text:bookmark-start text:name="__RefHeading__4700_2008214805"/>Responsibility<text:bookmark-end text:name="__RefHeading__4700_2008214805"/></text:h>
      <text:p text:style-name="P13">Any computer system will have to be periodically fed and groomed. <text:s/>And that means that someone or someones must have clear responsibility to do so. <text:s/>The first responsibility is to make sure the bills are paid. <text:s/>For now, there are two annual fees to pay to our hosting service Dreamhost.com: the domain name and the security certificate, about $100 per year. <text:s/><text:span text:style-name="T19">Dreamhost will communicate via email to mcbcdreamhost@marinbike.org to indicate when payments are due.</text:span></text:p>
      <text:p text:style-name="P2"/>
      <text:p text:style-name="P14">The second responsibility is tech support: making sure the usual housekeeping routines (ie. backups) are done, <text:span text:style-name="T11">bugs are fixed,</text:span> and that we are in tune with any changes by the hosting service. <text:s/><text:span text:style-name="T19">Right now, that's me, Dwayne.</text:span></text:p>
      <text:p text:style-name="P14"/>
      <text:p text:style-name="P14">Our system also requires a project administrator to keep the lists of people, tasks, schools, etc. up-to-date and to create the invoices as required. <text:s/><text:span text:style-name="T12">As with the present system, it will probably be the program director – that's you, Gwen.</text:span></text:p>
      <text:p text:style-name="P2"/>
      <text:p text:style-name="P12">An o<text:span text:style-name="T3">versight committee </text:span>probably including a couple of tech sav<text:span text:style-name="T7">v</text:span>y board members would <text:span text:style-name="T4">also</text:span> be good for some parental guidance<text:span text:style-name="T3">, esp. for </text:span>the<text:span text:style-name="T3"> immediate future.</text:span></text:p>
      <text:p text:style-name="P12"/>
      <text:h text:style-name="Heading_20_3" text:outline-level="3"><text:bookmark-start text:name="__RefHeading__4702_2008214805"/><text:toc-mark-start text:id="IMark141650456" text:outline-level="2"/>Data setup<text:bookmark-end text:name="__RefHeading__4702_2008214805"/><text:toc-mark-end text:id="IMark141650456"/></text:h>
      <text:p text:style-name="P2"><text:span text:style-name="T5">The database at Dreamhost is already set up and ready to receive data, either</text:span> <text:span text:style-name="T5">by loading the history from the present Access system</text:span> or <text:span text:style-name="T13">by</text:span> <text:span text:style-name="T5">starting</text:span> clean <text:span text:style-name="T5">and entering people data, etc.</text:span></text:p>
      <text:p text:style-name="P2"/>
      <text:p text:style-name="P3"><text:span text:style-name="T6">L</text:span>oading history is, at most, a short afternoon's work. <text:s/>Most of it would probably be done by me <text:span text:style-name="T6">(Dwayne)</text:span> though it would be good for the future administrator to be somewhat involved just to know what is happening. <text:s/>The happening is two fold:</text:p>
      <text:p text:style-name="P3"><text:soft-page-break/><text:line-break/>1. <text:span text:style-name="T6">E</text:span>xport the tables <text:span text:style-name="T6">from the Access system</text:span> and ship them off to me; I w<text:span text:style-name="T6">ill</text:span> upload to the data base.<text:line-break/><text:line-break/>2. All the people who are no longer employed, ie. do not submit timesheets, must be set to 'inactive' by bringing up each person's record and entering an inactive date (there is no 'inactive' concept in the present database). <text:s/>Alternatively, I could alter the upload program to put in an inactive date for everybody so that only a very few people would need to be changed to 'active'. <text:s/>Actually, I believe I will do that anyway.<text:line-break/><text:line-break/>Starting <text:span text:style-name="T6">clean as opposed to loading history</text:span> would mean creating a completely new record for each active employee via the person admin web page and entering an hourly rate for each via the Rate admin web page.<text:line-break/><text:line-break/>The Task, Subtask, and Schools lists can be loaded from the existing tables even if we are starting fresh. <text:s/>Which is good because it would be a borrring job to enter all of them on their respective admin web pages.<text:line-break/><text:line-break/>Most of the problems we experienced <text:span text:style-name="T6">in previous tests</text:span> were, as I recall, a result of having a couple of people entered twice into the tables, Jo Ann Richards and Charlie Garfink, which confused the hourly rate process. <text:s/>Both of these people are now inactive so won't show up in future invoices. <text:s/>Would be good, however, to straighten them out if we load from history; would be a good exercise for the new admin if for no other reason.<text:line-break/></text:p>
      <text:p text:style-name="P16">Create <text:span text:style-name="T6">a superuser as system</text:span> admin <text:span text:style-name="T6">and give the project admin appropriate privileges (which we must review).</text:span></text:p>
      <text:p text:style-name="P2"/>
      <text:p text:style-name="P7"><text:toc-mark-start text:id="IMark141665176" text:outline-level="2"/>Training<text:toc-mark-end text:id="IMark141665176"/></text:p>
      <text:p text:style-name="P17"><text:span text:style-name="T8">This system is not intended to be self-explanatory – training will be necessary. <text:s/></text:span>An overview of the system, including some technical details, could be useful. <text:s/>Include the oversight committee members.</text:p>
      <text:p text:style-name="P17"/>
      <text:p text:style-name="P2">Train<text:span text:style-name="T7">ing</text:span> <text:span text:style-name="T7">the project</text:span> admin <text:span text:style-name="T7">is best accomplished by the above overview, running through a checklist of things to do each month (create a system manual?), and some handholding for the first iterations of creating invoices</text:span>. <text:s/><text:span text:style-name="T7">For now, I (Dwayne) will be the system admin.</text:span></text:p>
      <text:p text:style-name="P2"/>
      <text:p text:style-name="P2"><text:span text:style-name="T7">User training shouldn't be too hard. <text:s/>We have already tried it once and the folks seemed to get the hang of things with just a short (30 min) session. <text:s/>If there will be some time lag between the last invoice from the old system and starting the new, the users could</text:span> <text:span text:style-name="T1">enter time into a spreadsheet as usual and then copy into the new system when it's available. <text:s/>Shouldn't be too onerous.</text:span></text:p>
      <text:p text:style-name="P2"/>
      <text:p text:style-name="P15"><text:span text:style-name="T14">For o</text:span>ngoing training <text:span text:style-name="T7">of new users, the system is set up to use a completely separate database but the same code. <text:s/>Some procedures will need to be written into the system manual.</text:span></text:p>
      <text:p text:style-name="P2"/>
      <text:p text:style-name="P24"/>
      <text:p text:style-name="P6"><text:toc-mark-start text:id="IMark141665176" text:outline-level="1"/>S<text:span text:style-name="T18">tage</text:span> 2: Looking Ahead<text:toc-mark-end text:id="IMark141665176"/></text:p>
      <text:p text:style-name="P2"/>
      <text:p text:style-name="P18">As soon as we are comfortable with the system, we can start moving out. <text:s/>Following are some things to be thinking about. <text:s/>Many others will no doubt occur to us as we begin to use the system.</text:p>
      <text:p text:style-name="P2"/>
      <text:p text:style-name="P11"><text:toc-mark-start text:id="IMark141665176" text:outline-level="2"/>Interface to payrol<text:span text:style-name="T2">l system</text:span><text:toc-mark-end text:id="IMark141665176"/></text:p>
      <text:p text:style-name="P18">The system downloads files to a local machine for the project admin to create invoices. <text:s/>This same procedure could be used, altered, or recreated to create QuickBook<text:span text:style-name="T15">s</text:span> interface files.</text:p>
      <text:p text:style-name="P2"/>
      <text:p text:style-name="P8"><text:toc-mark-start text:id="IMark141665176" text:outline-level="2"/><text:span text:style-name="T2">Creating o</text:span>ther projects<text:toc-mark-end text:id="IMark141665176"/></text:p>
      <text:p text:style-name="P20">The system was designed to have multiple 'projects', the first of which is SR2S. <text:s/>Other projects which have the same task/subtask and account structure can be easily added (the <text:span text:style-name="T17">account</text:span> name is user applied and is called 'schools' for SR2S). <text:s/>New projects will use the same people <text:span text:style-name="T16">but with a different hourly rate</text:span> by 'connecting' them to this new project. <text:s/><text:span text:style-name="T20">Note that the hourly rate can be 0.00.</text:span></text:p>
      <text:p text:style-name="P4"/>
      <text:p text:style-name="P9"><text:toc-mark-start text:id="IMark141665176" text:outline-level="2"/><text:span text:style-name="T17">Give s</text:span>ome <text:span text:style-name="T17">function</text:span> to TAM?<text:toc-mark-end text:id="IMark141665176"/></text:p>
      <text:p text:style-name="P18">Since the system is web based with users and admins logging in from any connected device, it might be useful to give a limited function, <text:span text:style-name="T9">eg. review YTD data,</text:span> to someone outside the organization, <text:span text:style-name="T11">eg</text:span>. TAM.</text:p>
      <text:p text:style-name="P2"/>
      <text:p text:style-name="P7"><text:toc-mark-start text:id="IMark141665176" text:outline-level="2"/>Tech support<text:toc-mark-end text:id="IMark141665176"/></text:p>
      <text:p text:style-name="P19">All computer systems grow, change, get sick. <text:s/>Somebody has to take care of it and that someone is usually called a programmer. <text:s/>Right now, the only tech support is me (Dwayne). <text:s/>It is imperative that we immediately begin the search for other programmers willing to maintain the system (I am 72 yrs. old). <text:s/>Because it is based completely on FOSS (Free and Open Source Software) there is no software cost to getting started. <text:s/>And there is an extensive culture around FOSS which we should be able to hook into. <text:s/>We will also need to look into version management systems such as Git and GitHub.</text:p>
      <text:p text:style-name="P4"/>
      <text:p text:style-name="P21">Another dream of mine is to use this system as a realworld training ground for people who want to get into coding. <text:s/>As systems go, it really isn't terribly complicated but it does have enough bells and whistles to qualify as realworld. <text:s/>Perhaps computer clubs in the local high schools would be interested <text:span text:style-name="T11">in 'adopting' it</text:span>.</text:p>
      <text:p text:style-name="P2"/>
      <text:p text:style-name="P10"><text:toc-mark-start text:id="IMark141665176" text:outline-level="2"/>Add other organizations<text:toc-mark-end text:id="IMark141665176"/></text:p>
      <text:p text:style-name="P23">The system was designed to have multiple organizations as long as they have the same project/task/subtask/account structure. <text:s/>Other orgs (SCBC?) can be added to the present database or other databases can be easily added while using the same code. <text:s/>The more the merrier; in this case more orgs will mean a better chance of long term viability.</text:p>
      <text:p text:style-name="P5"/>
      <text:p text:style-name="P10"><text:toc-mark-start text:id="IMark141665176" text:outline-level="2"/>Enhancements<text:toc-mark-end text:id="IMark141665176"/></text:p>
      <text:p text:style-name="P2"><text:span text:style-name="T10">Enhancements are inevitable. <text:s/>One of the first out of the chute will be a</text:span> mobile app, <text:span text:style-name="T10">perhaps allowing the user to just indicate “I am starting this subtask right now” then indicate finish and let the system fill in the details. <text:s/>Other enhancements can range from a different color scheme to entirely new functions.</text:span></text:p>
      <text:p text:style-name="P2"/>
      <text:p text:style-name="P22">I also have an extensive ToDo list.</text:p>
      <text:p text:style-name="P2"/>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4T09:20:59.676113625</meta:creation-date>
    <dc:date>2015-06-08T11:16:17.703269112</dc:date>
    <meta:editing-duration>PT11H45M49S</meta:editing-duration>
    <meta:editing-cycles>36</meta:editing-cycles>
    <meta:generator>LibreOffice/4.3.7.2$Linux_X86_64 LibreOffice_project/430m0$Build-2</meta:generator>
    <meta:document-statistic meta:table-count="0" meta:image-count="0" meta:object-count="0" meta:page-count="3" meta:paragraph-count="45" meta:word-count="1221" meta:character-count="7073" meta:non-whitespace-character-count="5851"/>
  </office:meta>
</office:document-meta>
</file>